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8.96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0.868cm" fo:break-before="auto" style:use-optimal-row-height="true"/>
    </style:style>
    <style:style style:name="ro8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font-name="F" fo:font-size="24pt" fo:language="en" fo:country="US" style:font-name-asian="Times New Roman" style:font-size-asian="24pt" style:language-asian="en" style:country-asian="US" style:font-name-complex="Tahoma" style:font-size-complex="13.6000003814697pt" style:language-complex="en" style:country-complex="US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 style:data-style-name="N111">
      <style:text-properties fo:font-size="15pt" style:font-size-asian="15pt" style:font-size-complex="15pt"/>
    </style:style>
    <style:style style:name="ce9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0" style:family="table-cell" style:parent-style-name="Default" style:data-style-name="N112">
      <style:text-properties fo:font-size="15pt" style:font-size-asian="15pt" style:font-size-complex="15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="0.002cm solid #000000"/>
      <style:text-properties style:font-name="F"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15" style:family="table-cell" style:parent-style-name="Default">
      <style:table-cell-properties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16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 style:data-style-name="N111">
      <style:text-properties fo:font-size="14pt" style:font-size-asian="14pt" style:font-size-complex="14pt"/>
    </style:style>
    <style:style style:name="ce20" style:family="table-cell" style:parent-style-name="Default" style:data-style-name="N112"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T1" style:family="text">
      <style:text-properties style:font-name="F" fo:font-size="24pt" fo:language="en" fo:country="US" style:font-name-asian="Times New Roman" style:font-size-asian="24pt" style:font-size-complex="13.600000381469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 office:value-type="date" office:date-value="2021-03-07T13:18:16.3">
            <text:p>0307-1318</text:p>
          </table:table-cell>
          <table:table-cell table:formula="of:=NOW()" office:value-type="date" office:date-value="2021-03-07T14:18:12.64">
            <text:p>2021/3/7 14:18</text:p>
          </table:table-cell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 office:value-type="date" office:date-value="2021-03-07">
            <text:p>0307-0000</text:p>
          </table:table-cell>
          <table:table-cell table:formula="of:=TODAY()" office:value-type="date" office:date-value="2021-03-07">
            <text:p>3月7日</text:p>
          </table:table-cell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/>
          <table:table-cell table:style-name="ce7" office:value-type="date" office:date-value="2021-03-02T11:19:35.08">
            <text:p>0302 <text:s/>1119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/>
          <table:table-cell table:style-name="ce7" office:value-type="date" office:date-value="2021-03-03T13:18:59.03">
            <text:p>0303 <text:s/>1318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/>
          <table:table-cell table:style-name="ce7" office:value-type="date" office:date-value="2021-03-03T13:20:14.27">
            <text:p>0303 <text:s/>1320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7" office:value-type="date" office:date-value="2021-03-05T14:58:57.42">
            <text:p>0305 <text:s/>1458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7T14:18:12.66">
            <text:p>0307 <text:s/>1418</text:p>
          </table:table-cell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7" office:value-type="date" office:date-value="2021-03-05T15:01:31.28">
            <text:p>0305 <text:s/>1501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7T14:18:12.66">
            <text:p>0307 <text:s/>1418</text:p>
          </table:table-cell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7" office:value-type="date" office:date-value="2021-03-05T15:03:45.13">
            <text:p>0305 <text:s/>1503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7T14:18:12.66">
            <text:p>0307 <text:s/>1418</text:p>
          </table:table-cell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7" office:value-type="date" office:date-value="2021-03-05T15:07:37.81">
            <text:p>0305 <text:s/>1507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7T14:18:12.66">
            <text:p>0307 <text:s/>1418</text:p>
          </table:table-cell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7" office:value-type="date" office:date-value="2021-03-06T17:34:09.26">
            <text:p>0306 <text:s/>1734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7T14:18:12.66">
            <text:p>0307 <text:s/>1418</text:p>
          </table:table-cell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/>
          <table:table-cell table:style-name="ce7" office:value-type="date" office:date-value="2021-03-07T13:19:15.45">
            <text:p>0307 <text:s/>1319</text:p>
          </table:table-cell>
          <table:table-cell table:style-name="ce7"/>
          <table:table-cell/>
          <table:table-cell table:style-name="ce10" office:value-type="date" office:date-value="2021-03-07T13:28:35.27">
            <text:p>0307-1328</text:p>
          </table:table-cell>
          <table:table-cell table:style-name="ce8" table:formula="of:=NOW()" office:value-type="date" office:date-value="2021-03-07T14:18:12.67">
            <text:p>0307 <text:s/>1418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7T14:18:12.67">
            <text:p>0307 <text:s/>1418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6"/>
          <table:table-cell table:style-name="ce3" table:number-columns-repeated="2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7T14:18:12.67">
            <text:p>0307 <text:s/>1418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7T14:18:12.67">
            <text:p>0307 <text:s/>1418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7T14:18:12.67">
            <text:p>0307 <text:s/>1418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7T14:18:12.67">
            <text:p>0307 <text:s/>1418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7T14:18:12.67">
            <text:p>0307 <text:s/>1418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7T14:18:12.67">
            <text:p>0307 <text:s/>1418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style-name="ce8" table:formula="of:=NOW()" office:value-type="date" office:date-value="2021-03-07T14:18:12.67">
            <text:p>0307 <text:s/>1418</text:p>
          </table:table-cell>
          <table:table-cell table:style-name="ce8" table:formula="of:=NOW()" office:value-type="date" office:date-value="2021-03-07T14:18:12.67">
            <text:p>0307 <text:s/>1418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13"/>
          <table:table-cell table:style-name="ce14" office:value-type="string">
            <text:p><text:span text:style-name="T1">شنبه بود</text:span></text:p>
          </table:table-cell>
          <table:table-cell table:style-name="ce13" office:value-type="string">
            <text:p>shanbe buwt</text:p>
          </table:table-cell>
          <table:table-cell table:style-name="ce16" office:value-type="string">
            <text:p>it was saturday.</text:p>
          </table:table-cell>
          <table:table-cell table:style-name="ce16"/>
          <table:table-cell table:style-name="ce18" office:value-type="date" office:date-value="2021-03-07T14:01:02.15">
            <text:p>0307 <text:s/>1401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7T14:18:12.74">
            <text:p>0307 <text:s/>1418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4" office:value-type="string">
            <text:p>در شب ، باران بسیار کمی می بارد.</text:p>
          </table:table-cell>
          <table:table-cell table:style-name="ce13" office:value-type="string">
            <text:p>daar[at / shaab[밤 / baaraan[비 / bas'yaar[대단히 / kyaamiy[조금 / miy[쏟아져~1 / baarad</text:p>
          </table:table-cell>
          <table:table-cell table:style-name="ce17" office:value-type="string">
            <text:p>in the evening, very little rain fall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12.74">
            <text:p>0307 <text:s/>1418</text:p>
          </table:table-cell>
          <table:table-cell table:number-columns-repeated="1014"/>
        </table:table-row>
        <table:table-row table:style-name="ro6">
          <table:table-cell table:style-name="ce13"/>
          <table:table-cell table:style-name="ce15" office:value-type="string">
            <text:p>عصر ، وقتی بیرون می روم ، جاده خیس بود.</text:p>
          </table:table-cell>
          <table:table-cell table:style-name="ce13" office:value-type="string">
            <text:p>aasr[eveing / waqtiy[time / biyruwn[outside / mey[i-go~1 / ruwm / dhaade[road / xiys[wet</text:p>
          </table:table-cell>
          <table:table-cell table:style-name="ce16" office:value-type="string">
            <text:p>in the evening, when I go outside, the road was wet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12.74">
            <text:p>0307 <text:s/>1418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12.74">
            <text:p>0307 <text:s/>1418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12.74">
            <text:p>0307 <text:s/>1418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12.74">
            <text:p>0307 <text:s/>1418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12.74">
            <text:p>0307 <text:s/>1418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7T14:18:12.74">
            <text:p>0307 <text:s/>1418</text:p>
          </table:table-cell>
          <table:table-cell table:style-name="ce19" table:formula="of:=NOW()" office:value-type="date" office:date-value="2021-03-07T14:18:12.74">
            <text:p>0307 <text:s/>1418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 office:value-type="string">
            <text:p>у меня плохие зубы.</text:p>
          </table:table-cell>
          <table:table-cell table:style-name="ce13" office:value-type="string">
            <text:p>I have bad teeth.</text:p>
          </table:table-cell>
          <table:table-cell table:style-name="ce16" table:number-columns-repeated="2"/>
          <table:table-cell table:style-name="ce18" office:value-type="string">
            <text:p>20210305_150814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7T14:18:05.82">
            <text:p>0307 <text:s/>1418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 office:value-type="string">
            <text:p>я сти'скиваю зубы.</text:p>
          </table:table-cell>
          <table:table-cell table:style-name="ce13" office:value-type="string">
            <text:p>I grit my teeth.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05.83">
            <text:p>0307 <text:s/>1418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1"/>
          <table:table-cell table:style-name="ce13" office:value-type="string">
            <text:p>why do I have bad teeth?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05.83">
            <text:p>0307 <text:s/>1418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1"/>
          <table:table-cell table:style-name="ce13" office:value-type="string">
            <text:p>口の中に、血豆がある。そのことに、気づいた。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 office:value-type="date" office:date-value="2021-03-07T14:15:12.57">
            <text:p>0307-1415</text:p>
          </table:table-cell>
          <table:table-cell table:style-name="ce19" table:formula="of:=NOW()" office:value-type="date" office:date-value="2021-03-07T14:18:05.83">
            <text:p>0307 <text:s/>1418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1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05.83">
            <text:p>0307 <text:s/>1418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1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05.83">
            <text:p>0307 <text:s/>1418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1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7T14:18:05.83">
            <text:p>0307 <text:s/>1418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7T14:18:05.83">
            <text:p>0307 <text:s/>1418</text:p>
          </table:table-cell>
          <table:table-cell table:style-name="ce19" table:formula="of:=NOW()" office:value-type="date" office:date-value="2021-03-07T14:18:05.83">
            <text:p>0307 <text:s/>1418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angal1" svg:font-family="Mangal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7">2021/03/07</text:date>, <text:time>14:1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7T14:18:12.49</dc:date>
    <dc:creator>iwabuchi ken</dc:creator>
    <meta:editing-duration>PT2H10M30S</meta:editing-duration>
    <meta:editing-cycles>23</meta:editing-cycles>
    <meta:generator>OpenOffice/4.1.3$Win32 OpenOffice.org_project/413m1$Build-9783</meta:generator>
    <meta:document-statistic meta:table-count="3" meta:cell-count="282" meta:object-count="0"/>
  </office:meta>
</office:document-meta>
</file>